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shadow="visibl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 draw:shadow="visible"/>
    </style:style>
    <style:style style:name="gr3" style:family="graphic" style:parent-style-name="standard">
      <style:graphic-properties draw:shadow="visible"/>
    </style:style>
    <style:style style:name="gr4" style:family="graphic" style:parent-style-name="standard">
      <style:graphic-properties draw:fill="solid" draw:fill-color="#e6ff00" draw:shadow="visible"/>
    </style:style>
    <style:style style:name="gr5" style:family="graphic" style:parent-style-name="standard">
      <style:graphic-properties draw:fill="solid" draw:fill-color="#ffcc99" draw:shadow="visible"/>
    </style:style>
    <style:style style:name="gr6" style:family="graphic" style:parent-style-name="standard">
      <style:graphic-properties draw:fill="solid" draw:fill-color="#ff8080" draw:shadow="visible"/>
    </style:style>
    <style:style style:name="gr7" style:family="graphic" style:parent-style-name="standard">
      <style:graphic-properties draw:fill="solid" draw:fill-color="#cccccc" draw:shadow="visible"/>
    </style:style>
    <style:style style:name="gr8" style:family="graphic" style:parent-style-name="standard">
      <style:graphic-properties draw:fill="solid" draw:fill-color="#e6e6ff" draw:shadow="visible"/>
    </style:style>
    <style:style style:name="gr9" style:family="graphic" style:parent-style-name="standard">
      <style:graphic-properties draw:stroke="dash" draw:stroke-dash="Ultrafine_20_Dashed" draw:fill="solid" draw:fill-color="#ffffff" draw:opacity="50%" draw:shadow="visible" draw:shadow-opacity="50%"/>
    </style:style>
    <style:style style:name="gr10" style:family="graphic" style:parent-style-name="standard">
      <style:graphic-properties draw:stroke="dash" draw:stroke-dash="Ultrafine_20_Dashed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gr12" style:family="graphic" style:parent-style-name="standard">
      <style:graphic-properties draw:stroke="dash" draw:stroke-dash="Ultrafine_20_Dashed" draw:fill="solid" draw:fill-color="#e6e6ff" draw:opacity="50%" draw:shadow="visible" draw:shadow-opacity="5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5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.032cm" svg:height="7.112cm" svg:x="3.224cm" svg:y="6.72cm">
          <text:p text:style-name="P1">P</text:p>
          <text:p text:style-name="P1">L</text:p>
          <text:p text:style-name="P1">U</text:p>
          <text:p text:style-name="P1">G</text:p>
        </draw:rect>
        <draw:custom-shape draw:style-name="gr2" draw:text-style-name="P2" draw:layer="layout" svg:width="1.016cm" svg:height="2.08cm" draw:transform="rotate (1.5707963267946) translate (5.244cm 9.04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2" draw:layer="layout" svg:width="8.036cm" svg:height="2.032cm" svg:x="6.272cm" svg:y="3.1cm">
          <text:p text:style-name="P1">PHY</text:p>
        </draw:rect>
        <draw:custom-shape draw:style-name="gr2" draw:text-style-name="P2" draw:layer="layout" svg:width="1.016cm" svg:height="1.524cm" svg:x="9.751cm" svg:y="5.16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4" draw:text-style-name="P2" draw:layer="layout" svg:width="6.096cm" svg:height="3.556cm" svg:x="7.296cm" svg:y="6.72cm">
          <text:p text:style-name="P1">VNETI</text:p>
          <text:p text:style-name="P1">FUNCTIONS</text:p>
        </draw:rect>
        <draw:custom-shape draw:style-name="gr2" draw:text-style-name="P2" draw:layer="layout" svg:width="1.016cm" svg:height="1.524cm" svg:x="8.02cm" svg:y="10.2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1.016cm" svg:height="1.524cm" svg:x="11.82cm" svg:y="10.2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5" draw:text-style-name="P2" draw:layer="layout" svg:width="4.572cm" svg:height="2.032cm" svg:x="6.272cm" svg:y="11.8cm">
          <text:p text:style-name="P1">BUFFER</text:p>
          <text:p text:style-name="P1">SPACE</text:p>
        </draw:rect>
        <draw:rect draw:style-name="gr6" draw:text-style-name="P1" draw:layer="layout" svg:width="3.464cm" svg:height="2.032cm" svg:x="10.844cm" svg:y="11.8cm">
          <text:p text:style-name="P1">QUEUES</text:p>
        </draw:rect>
        <draw:custom-shape draw:style-name="gr2" draw:text-style-name="P2" draw:layer="layout" svg:width="1.016cm" svg:height="2.08cm" draw:transform="rotate (1.5707963267946) translate (13.344cm 9.04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7" draw:text-style-name="P2" draw:layer="layout" svg:width="2.032cm" svg:height="7.112cm" svg:x="15.424cm" svg:y="6.72cm">
          <text:p text:style-name="P1">A</text:p>
          <text:p text:style-name="P1"/>
          <text:p text:style-name="P1">P</text:p>
          <text:p text:style-name="P1"/>
          <text:p text:style-name="P1">I</text:p>
        </draw:rect>
        <draw:rect draw:style-name="gr8" draw:text-style-name="P3" draw:layer="layout" svg:width="2.032cm" svg:height="2.032cm" svg:x="6.28cm" svg:y="0.116cm">
          <text:p text:style-name="P1"><text:span text:style-name="T1">I/O</text:span></text:p>
          <text:p text:style-name="P1"><text:span text:style-name="T1">module</text:span></text:p>
        </draw:rect>
        <draw:line draw:style-name="standard" draw:text-style-name="P2" draw:layer="layout" svg:x1="7.296cm" svg:y1="3.1cm" svg:x2="7.296cm" svg:y2="2.148cm">
          <text:p/>
        </draw:line>
        <draw:rect draw:style-name="gr9" draw:text-style-name="P3" draw:layer="layout" svg:width="2.032cm" svg:height="2.032cm" svg:x="9.78cm" svg:y="0.116cm">
          <text:p text:style-name="P1"><text:span text:style-name="T1">I/O</text:span></text:p>
          <text:p text:style-name="P1"><text:span text:style-name="T1">module</text:span></text:p>
        </draw:rect>
        <draw:line draw:style-name="gr10" draw:text-style-name="P2" draw:layer="layout" svg:x1="10.796cm" svg:y1="3.1cm" svg:x2="10.796cm" svg:y2="2.148cm">
          <text:p/>
        </draw:line>
        <draw:rect draw:style-name="gr9" draw:text-style-name="P3" draw:layer="layout" svg:width="2.032cm" svg:height="2.032cm" svg:x="12.28cm" svg:y="0.116cm">
          <text:p text:style-name="P1"><text:span text:style-name="T1">I/O</text:span></text:p>
          <text:p text:style-name="P1"><text:span text:style-name="T1">module</text:span></text:p>
        </draw:rect>
        <draw:line draw:style-name="gr10" draw:text-style-name="P2" draw:layer="layout" svg:x1="13.296cm" svg:y1="3.1cm" svg:x2="13.296cm" svg:y2="2.148cm">
          <text:p/>
        </draw:line>
        <draw:frame draw:style-name="gr11" draw:layer="layout" svg:width="1.035cm" svg:height="0.963cm" svg:x="8.645cm" svg:y="0.677cm">
          <draw:text-box>
            <text:p text:style-name="P4">...</text:p>
          </draw:text-box>
        </draw:frame>
        <draw:rect draw:style-name="gr8" draw:text-style-name="P3" draw:layer="layout" svg:width="2.032cm" svg:height="2.032cm" svg:x="0.08cm" svg:y="6.716cm">
          <text:p text:style-name="P1"><text:span text:style-name="T1">plugin</text:span></text:p>
        </draw:rect>
        <draw:line draw:style-name="standard" draw:text-style-name="P2" draw:layer="layout" svg:x1="2.112cm" svg:y1="7.836cm" svg:x2="3.224cm" svg:y2="7.836cm">
          <text:p/>
        </draw:line>
        <draw:rect draw:style-name="gr12" draw:text-style-name="P3" draw:layer="layout" svg:width="2.032cm" svg:height="2.032cm" svg:x="0.08cm" svg:y="9.516cm">
          <text:p text:style-name="P1"><text:span text:style-name="T1">plugin</text:span></text:p>
        </draw:rect>
        <draw:line draw:style-name="gr10" draw:text-style-name="P2" draw:layer="layout" svg:x1="2.112cm" svg:y1="10.636cm" svg:x2="3.224cm" svg:y2="10.636cm">
          <text:p/>
        </draw:line>
        <draw:rect draw:style-name="gr12" draw:text-style-name="P3" draw:layer="layout" svg:width="2.032cm" svg:height="2.032cm" svg:x="0.08cm" svg:y="11.816cm">
          <text:p text:style-name="P1"><text:span text:style-name="T1">plugin</text:span></text:p>
        </draw:rect>
        <draw:line draw:style-name="gr10" draw:text-style-name="P2" draw:layer="layout" svg:x1="2.112cm" svg:y1="12.936cm" svg:x2="3.224cm" svg:y2="12.936cm">
          <text:p/>
        </draw:line>
        <draw:frame draw:style-name="gr11" draw:layer="layout" svg:width="1.035cm" svg:height="0.963cm" svg:x="0.692cm" svg:y="8.548cm">
          <draw:text-box>
            <text:p text:style-name="P4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textarea-horizontal-align="center" draw:textarea-vertical-align="middle" draw:fit-to-size="false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831cm" fo:page-height="14.2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9-11T18:11:19</meta:creation-date>
    <dc:creator>Pawel Gburzynski</dc:creator>
    <dc:date>2015-03-23T11:21:28.99</dc:date>
    <dc:language>en-US</dc:language>
    <meta:editing-cycles>9</meta:editing-cycles>
    <meta:editing-duration>PT56M35S</meta:editing-duration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